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EQ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N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greater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22:53:15.865753390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30T20:31:11.114756476</dc:date>
    <meta:editing-cycles>44</meta:editing-cycles>
    <meta:editing-duration>P5DT18H21M19S</meta:editing-duration>
    <meta:document-statistic meta:table-count="1" meta:cell-count="358" meta:object-count="0"/>
  </office:meta>
</office:document-meta>
</file>